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1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346in solid #000000" fo:wrap-option="wrap" fo:border-left="0.0346in solid #000000" fo:border-right="none" fo:border-top="0.0346in solid #000000" style:vertical-align="middle"/>
    </style:style>
    <style:style style:name="ce3" style:family="table-cell" style:parent-style-name="Default">
      <style:table-cell-properties fo:border-bottom="none" fo:wrap-option="wrap" fo:border-left="0.0346in solid #000000" fo:border-right="none" fo:border-top="none"/>
    </style:style>
    <style:style style:name="ce4" style:family="table-cell" style:parent-style-name="Default">
      <style:table-cell-properties fo:border-bottom="0.0346in solid #000000" fo:wrap-option="wrap" fo:border-left="0.0346in solid #000000" fo:border-right="none" fo:border-top="none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order-bottom="none" fo:wrap-option="wrap" fo:border-left="0.0346in solid #000000" fo:border-right="none" fo:border-top="none" style:vertical-align="middle"/>
    </style:style>
    <style:style style:name="ce7" style:family="table-cell" style:parent-style-name="Default">
      <style:table-cell-properties fo:border-bottom="0.0008in solid #000000" fo:border-left="0.0008in solid #000000" fo:border-right="none" fo:border-top="0.0346in solid #000000" style:vertical-align="middl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0.0346in solid #000000" fo:border-left="0.0008in solid #000000" fo:border-right="none" fo:border-top="0.0008in solid #000000" style:vertical-align="middle"/>
    </style:style>
    <style:style style:name="ce11" style:family="table-cell" style:parent-style-name="Default">
      <style:table-cell-properties fo:border-bottom="0.0346in solid #000000" fo:border-left="0.0008in solid #000000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138in solid #000000" fo:border-left="0.0138in solid #000000" fo:border-right="none" fo:border-top="0.0346in solid #000000" style:vertical-align="middle"/>
    </style:style>
    <style:style style:name="ce14" style:family="table-cell" style:parent-style-name="Default">
      <style:table-cell-properties fo:border-bottom="none" fo:border-left="0.0138in solid #000000" fo:border-right="none" fo:border-top="none" style:vertical-align="middle"/>
    </style:style>
    <style:style style:name="ce15" style:family="table-cell" style:parent-style-name="Default">
      <style:table-cell-properties fo:border-bottom="none" fo:border-left="0.0138in solid #000000" fo:border-right="none" fo:border-top="none"/>
    </style:style>
    <style:style style:name="ce16" style:family="table-cell" style:parent-style-name="Default">
      <style:table-cell-properties fo:border-bottom="0.0138in solid #000000" fo:border-left="0.0138in solid #000000" fo:border-right="none" fo:border-top="none"/>
    </style:style>
    <style:style style:name="ce17" style:family="table-cell" style:parent-style-name="Default">
      <style:table-cell-properties fo:border-bottom="0.0346in solid #000000" fo:border-left="0.0138in solid #000000" fo:border-right="none" fo:border-top="0.0138in solid #000000" style:vertical-align="middle"/>
    </style:style>
    <style:style style:name="ce18" style:family="table-cell" style:parent-style-name="Default">
      <style:table-cell-properties fo:border-bottom="0.0346in solid #000000" fo:border-left="0.0138in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346in solid #000000"/>
    </style:style>
    <style:style style:name="ce20" style:family="table-cell" style:parent-style-name="Default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346in solid #000000" fo:border-left="none" fo:border-right="none" fo:border-top="none"/>
    </style:style>
    <style:style style:name="ce23" style:family="table-cell" style:parent-style-name="Default">
      <style:table-cell-properties fo:border-bottom="0.0138in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138in solid #000000"/>
    </style:style>
    <style:style style:name="ce25" style:family="table-cell" style:parent-style-name="Default" style:data-style-name="N117"/>
    <style:style style:name="ce26" style:family="table-cell" style:parent-style-name="Default" style:data-style-name="N117">
      <style:table-cell-properties fo:border-bottom="none" fo:border-left="none" fo:border-right="none" fo:border-top="0.0346in solid #000000"/>
    </style:style>
    <style:style style:name="ce27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8" style:family="table-cell" style:parent-style-name="Default" style:data-style-name="N117">
      <style:table-cell-properties fo:border-bottom="none" fo:border-left="none" fo:border-right="none" fo:border-top="0.0008in solid #000000"/>
    </style:style>
    <style:style style:name="ce29" style:family="table-cell" style:parent-style-name="Default" style:data-style-name="N117">
      <style:table-cell-properties fo:border-bottom="0.0346in solid #000000" fo:border-left="none" fo:border-right="none" fo:border-top="none"/>
    </style:style>
    <style:style style:name="ce30" style:family="table-cell" style:parent-style-name="Default" style:data-style-name="N117">
      <style:table-cell-properties fo:border="none"/>
    </style:style>
    <style:style style:name="ce31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32" style:family="table-cell" style:parent-style-name="Default" style:data-style-name="N117">
      <style:table-cell-properties fo:border-bottom="none" fo:border-left="none" fo:border-right="none" fo:border-top="0.0138in solid #000000"/>
    </style:style>
    <style:style style:name="ce3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17">
      <style:table-cell-properties fo:border-bottom="none" fo:background-color="#ffcc00" fo:border-left="none" fo:border-right="none" fo:border-top="0.0138in solid #000000"/>
    </style:style>
    <style:style style:name="ce35" style:family="table-cell" style:parent-style-name="Default" style:data-style-name="N117">
      <style:table-cell-properties fo:background-color="#ffcc00" fo:border="none"/>
    </style:style>
    <style:style style:name="ce36" style:family="table-cell" style:parent-style-name="Default" style:data-style-name="N117">
      <style:table-cell-properties fo:background-color="#ffcc00"/>
    </style:style>
    <style:style style:name="ce37" style:family="table-cell" style:parent-style-name="Default" style:data-style-name="N117">
      <style:table-cell-properties fo:border-bottom="0.0346in solid #000000" fo:background-color="#ffcc00" fo:border-left="none" fo:border-right="none" fo:border-top="none"/>
    </style:style>
    <style:style style:name="ce38" style:family="table-cell" style:parent-style-name="Default" style:data-style-name="N117">
      <style:table-cell-properties fo:border-bottom="none" fo:background-color="transparent" fo:border-left="none" fo:border-right="none" fo:border-top="0.0346in solid #000000"/>
    </style:style>
    <style:style style:name="ce39" style:family="table-cell" style:parent-style-name="Default" style:data-style-name="N117">
      <style:table-cell-properties fo:background-color="transparent" fo:border="none"/>
    </style:style>
    <style:style style:name="ce40" style:family="table-cell" style:parent-style-name="Default" style:data-style-name="N117">
      <style:table-cell-properties fo:background-color="transparent"/>
    </style:style>
    <style:style style:name="ce41" style:family="table-cell" style:parent-style-name="Default" style:data-style-name="N117">
      <style:table-cell-properties fo:border-bottom="0.0138in solid #000000" fo:background-color="transparent" fo:border-left="none" fo:border-right="none" fo:border-top="none"/>
    </style:style>
    <style:style style:name="ce42" style:family="table-cell" style:parent-style-name="Default" style:data-style-name="N117">
      <style:table-cell-properties fo:border-bottom="none" fo:background-color="#ffcc00" fo:border-left="none" fo:border-right="none" fo:border-top="0.0346in solid #000000"/>
    </style:style>
    <style:style style:name="ce43" style:family="table-cell" style:parent-style-name="Default" style:data-style-name="N117">
      <style:table-cell-properties fo:border-bottom="0.0138in solid #000000" fo:background-color="#ffcc00" fo:border-left="none" fo:border-right="none" fo:border-top="none"/>
    </style:style>
    <style:style style:name="ce44" style:family="table-cell" style:parent-style-name="Default" style:data-style-name="N117">
      <style:table-cell-properties fo:background-color="#eeeeee"/>
    </style:style>
    <style:style style:name="ce45" style:family="table-cell" style:parent-style-name="Default" style:data-style-name="N117">
      <style:table-cell-properties fo:background-color="#eeeeee" fo:border="none"/>
    </style:style>
    <style:style style:name="ce46" style:family="table-cell" style:parent-style-name="Default" style:data-style-name="N117">
      <style:table-cell-properties fo:border-bottom="none" fo:background-color="#ffcc00" fo:border-left="none" fo:border-right="none" fo:border-top="0.0008in solid #000000"/>
    </style:style>
    <style:style style:name="ce47" style:family="table-cell" style:parent-style-name="Default" style:data-style-name="N117">
      <style:text-properties fo:font-weight="normal" style:font-weight-asian="normal" style:font-weight-complex="normal"/>
    </style:style>
    <style:style style:name="ce48" style:family="table-cell" style:parent-style-name="Default" style:data-style-name="N117">
      <style:table-cell-properties fo:background-color="#ffcc00"/>
      <style:text-properties fo:font-weight="normal" style:font-weight-asian="normal" style:font-weight-complex="normal"/>
    </style:style>
    <style:style style:name="ce49" style:family="table-cell" style:parent-style-name="Default" style:data-style-name="N117">
      <style:table-cell-properties fo:border-bottom="none" fo:border-left="none" fo:border-right="0.0346in solid #000000" fo:border-top="0.0346in solid #000000"/>
    </style:style>
    <style:style style:name="ce50" style:family="table-cell" style:parent-style-name="Default" style:data-style-name="N117">
      <style:table-cell-properties fo:border-bottom="none" fo:border-left="none" fo:border-right="0.0346in solid #000000" fo:border-top="none"/>
    </style:style>
    <style:style style:name="ce51" style:family="table-cell" style:parent-style-name="Default" style:data-style-name="N117">
      <style:table-cell-properties fo:border-bottom="0.0008in solid #000000" fo:border-left="none" fo:border-right="0.0346in solid #000000" fo:border-top="none"/>
    </style:style>
    <style:style style:name="ce52" style:family="table-cell" style:parent-style-name="Default" style:data-style-name="N117">
      <style:table-cell-properties fo:border-bottom="none" fo:border-left="none" fo:border-right="0.0346in solid #000000" fo:border-top="0.0008in solid #000000"/>
    </style:style>
    <style:style style:name="ce53" style:family="table-cell" style:parent-style-name="Default" style:data-style-name="N117">
      <style:table-cell-properties fo:border-bottom="0.0346in solid #000000" fo:border-left="none" fo:border-right="0.0346in solid #000000" fo:border-top="none"/>
    </style:style>
    <style:style style:name="ce54" style:family="table-cell" style:parent-style-name="Default" style:data-style-name="N117">
      <style:table-cell-properties fo:border-bottom="0.0138in solid #000000" fo:border-left="none" fo:border-right="0.0346in solid #000000" fo:border-top="none"/>
    </style:style>
    <style:style style:name="ce55" style:family="table-cell" style:parent-style-name="Default" style:data-style-name="N117">
      <style:table-cell-properties fo:border-bottom="none" fo:border-left="none" fo:border-right="0.0346in solid #000000" fo:border-top="0.0138in solid #000000"/>
    </style:style>
    <style:style style:name="ce56" style:family="table-cell" style:parent-style-name="Default" style:data-style-name="N117">
      <style:table-cell-properties fo:border-bottom="none" fo:background-color="#ffcc00" fo:border-left="none" fo:border-right="0.0346in solid #000000" fo:border-top="0.0346in solid #000000"/>
    </style:style>
    <style:style style:name="ce57" style:family="table-cell" style:parent-style-name="Default" style:data-style-name="N117">
      <style:table-cell-properties fo:border-bottom="none" fo:background-color="#ffcc00" fo:border-left="none" fo:border-right="0.0346in solid #000000" fo:border-top="none"/>
    </style:style>
    <style:style style:name="ce58" style:family="table-cell" style:parent-style-name="Default" style:data-style-name="N117">
      <style:table-cell-properties fo:border-bottom="0.0138in solid #000000" fo:background-color="#ffcc00" fo:border-left="none" fo:border-right="0.0346in solid #000000" fo:border-top="none"/>
    </style:style>
    <style:style style:name="ce59" style:family="table-cell" style:parent-style-name="Default" style:data-style-name="N117">
      <style:table-cell-properties fo:border-bottom="none" fo:background-color="transparent" fo:border-left="none" fo:border-right="0.0346in solid #000000" fo:border-top="0.0346in solid #000000"/>
    </style:style>
    <style:style style:name="ce60" style:family="table-cell" style:parent-style-name="Default" style:data-style-name="N117">
      <style:table-cell-properties fo:border-bottom="none" fo:background-color="transparent" fo:border-left="none" fo:border-right="0.0346in solid #000000" fo:border-top="none"/>
    </style:style>
    <style:style style:name="ce61" style:family="table-cell" style:parent-style-name="Default" style:data-style-name="N117">
      <style:table-cell-properties fo:border-bottom="0.0138in solid #000000" fo:background-color="transparent" fo:border-left="none" fo:border-right="0.0346in solid #000000" fo:border-top="none"/>
    </style:style>
    <style:style style:name="ce62" style:family="table-cell" style:parent-style-name="Default">
      <style:table-cell-properties fo:border-bottom="none" fo:wrap-option="wrap" fo:border-left="none" fo:border-right="0.0346in solid #000000" fo:border-top="0.0346in solid #000000" style:vertical-align="middle"/>
    </style:style>
    <style:style style:name="ce63" style:family="table-cell" style:parent-style-name="Default">
      <style:table-cell-properties fo:border-bottom="none" fo:border-left="none" fo:border-right="0.0346in solid #000000" fo:border-top="none"/>
    </style:style>
    <style:style style:name="ce64" style:family="table-cell" style:parent-style-name="Default">
      <style:table-cell-properties fo:border-bottom="0.0346in solid #000000" fo:wrap-option="wrap" fo:border-left="none" fo:border-right="0.0346in solid #000000" fo:border-top="none" style:vertical-align="middle"/>
    </style:style>
    <style:style style:name="ce65" style:family="table-cell" style:parent-style-name="Default">
      <style:table-cell-properties fo:border-bottom="0.0346in solid #000000" fo:border-left="none" fo:border-right="0.0346in solid #000000" fo:border-top="none"/>
    </style:style>
    <style:style style:name="ce66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-ranges="Sheet1.A1:Sheet1.G218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5"/>
        <table:table-column table:style-name="co6" table:default-cell-style-name="ce25"/>
        <table:table-column table:style-name="co8" table:default-cell-style-name="Default"/>
        <table:table-row table:style-name="ro1">
          <table:table-cell table:number-columns-repeated="3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Note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6">
            <text:p>0.307 – 21</text:p>
          </table:table-cell>
          <table:table-cell table:style-name="ce7" office:value-type="string" table:number-columns-spanned="1" table:number-rows-spanned="3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0.3059">
            <text:p>0.3059</text:p>
          </table:table-cell>
          <table:table-cell table:style-name="ce26" office:value-type="float" office:value="0.294">
            <text:p>0.2940</text:p>
          </table:table-cell>
          <table:table-cell table:style-name="ce49" table:formula="of:=([.D5]+[.E5])/2" office:value-type="float" office:value="0.29995">
            <text:p>0.3000</text:p>
          </table:table-cell>
          <table:table-cell/>
        </table:table-row>
        <table:table-row table:style-name="ro1">
          <table:covered-table-cell table:style-name="ce3"/>
          <table:covered-table-cell table:style-name="ce8"/>
          <table:table-cell office:value-type="string">
            <text:p>Minor Diameter</text:p>
          </table:table-cell>
          <table:table-cell office:value-type="float" office:value="0.2492">
            <text:p>0.2492</text:p>
          </table:table-cell>
          <table:table-cell office:value-type="float" office:value="0.2322">
            <text:p>0.2322</text:p>
          </table:table-cell>
          <table:table-cell table:style-name="ce50" table:formula="of:=([.D6]+[.E6])/2" office:value-type="float" office:value="0.2407">
            <text:p>0.2407</text:p>
          </table:table-cell>
          <table:table-cell/>
        </table:table-row>
        <table:table-row table:style-name="ro1">
          <table:covered-table-cell table:style-name="ce3"/>
          <table:covered-table-cell table:style-name="ce9"/>
          <table:table-cell table:style-name="ce20" office:value-type="string">
            <text:p>Root Radius</text:p>
          </table:table-cell>
          <table:table-cell table:style-name="ce27" office:value-type="float" office:value="0.0064">
            <text:p>0.0064</text:p>
          </table:table-cell>
          <table:table-cell table:style-name="ce27" office:value-type="float" office:value="0.0034">
            <text:p>0.0034</text:p>
          </table:table-cell>
          <table:table-cell table:style-name="ce51" table:formula="of:=([.D7]+[.E7])/2" office:value-type="float" office:value="0.0049">
            <text:p>0.0049</text:p>
          </table:table-cell>
          <table:table-cell/>
        </table:table-row>
        <table:table-row table:style-name="ro1">
          <table:covered-table-cell table:style-name="ce3"/>
          <table:table-cell table:style-name="ce10" office:value-type="string" table:number-columns-spanned="1" table:number-rows-spanned="3">
            <text:p>1B (internal)</text:p>
          </table:table-cell>
          <table:table-cell table:style-name="ce21" office:value-type="string">
            <text:p>Major Diameter</text:p>
          </table:table-cell>
          <table:table-cell table:style-name="ce28" office:value-type="float" office:value="0.3213">
            <text:p>0.3213</text:p>
          </table:table-cell>
          <table:table-cell table:style-name="ce28" office:value-type="float" office:value="0.307">
            <text:p>0.3070</text:p>
          </table:table-cell>
          <table:table-cell table:style-name="ce52" table:formula="of:=([.D8]+[.E8])/2" office:value-type="float" office:value="0.31415">
            <text:p>0.3142</text:p>
          </table:table-cell>
          <table:table-cell/>
        </table:table-row>
        <table:table-row table:style-name="ro1">
          <table:covered-table-cell table:style-name="ce3"/>
          <table:covered-table-cell table:style-name="ce8"/>
          <table:table-cell office:value-type="string">
            <text:p>Minor Diameter</text:p>
          </table:table-cell>
          <table:table-cell office:value-type="float" office:value="0.2664">
            <text:p>0.2664</text:p>
          </table:table-cell>
          <table:table-cell office:value-type="float" office:value="0.2555">
            <text:p>0.2555</text:p>
          </table:table-cell>
          <table:table-cell table:style-name="ce50" table:formula="of:=([.D9]+[.E9])/2" office:value-type="float" office:value="0.26095">
            <text:p>0.2610</text:p>
          </table:table-cell>
          <table:table-cell/>
        </table:table-row>
        <table:table-row table:style-name="ro1">
          <table:covered-table-cell table:style-name="ce4"/>
          <table:covered-table-cell table:style-name="ce11"/>
          <table:table-cell table:style-name="ce22" office:value-type="string">
            <text:p>Root Radius</text:p>
          </table:table-cell>
          <table:table-cell table:style-name="ce29" office:value-type="float" office:value="0.0034">
            <text:p>0.0034</text:p>
          </table:table-cell>
          <table:table-cell table:style-name="ce29" office:value-type="float" office:value="0.0017">
            <text:p>0.0017</text:p>
          </table:table-cell>
          <table:table-cell table:style-name="ce53" table:formula="of:=([.D10]+[.E10])/2" office:value-type="float" office:value="0.00255">
            <text:p>0.0026</text:p>
          </table:table-cell>
          <table:table-cell/>
        </table:table-row>
        <table:table-row table:style-name="ro1" table:number-rows-repeated="2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20">
            <text:p>½ <text:s/>(0.50) – 13</text:p>
          </table:table-cell>
          <table:table-cell table:style-name="ce13" office:value-type="string" table:number-columns-spanned="1" table:number-rows-spanned="10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0.4985">
            <text:p>0.4985</text:p>
          </table:table-cell>
          <table:table-cell table:style-name="ce26" office:value-type="float" office:value="0.4822">
            <text:p>0.4822</text:p>
          </table:table-cell>
          <table:table-cell table:style-name="ce49" table:formula="of:=([.D14]+[.E14])/2" office:value-type="float" office:value="0.49035">
            <text:p>0.4904</text:p>
          </table:table-cell>
          <table:table-cell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0.4485">
            <text:p>0.4485</text:p>
          </table:table-cell>
          <table:table-cell table:style-name="ce30" office:value-type="float" office:value="0.4411">
            <text:p>0.4411</text:p>
          </table:table-cell>
          <table:table-cell table:style-name="ce50" table:formula="of:=([.D15]+[.E15])/2" office:value-type="float" office:value="0.4448">
            <text:p>0.4448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0.4069">
            <text:p>0.4069</text:p>
          </table:table-cell>
          <table:table-cell office:value-type="float" office:value="0.3823">
            <text:p>0.3823</text:p>
          </table:table-cell>
          <table:table-cell table:style-name="ce50" table:formula="of:=([.D16]+[.E16])/2" office:value-type="float" office:value="0.3946">
            <text:p>0.3946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/>
          <table:table-cell office:value-type="float" office:value="0.7689">
            <text:p>0.7689</text:p>
          </table:table-cell>
          <table:table-cell table:style-name="ce50" table:formula="of:=[.E17]" office:value-type="float" office:value="0.7689">
            <text:p>0.768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019">
            <text:p>0.0190</text:p>
          </table:table-cell>
          <table:table-cell office:value-type="float" office:value="0.0053">
            <text:p>0.0053</text:p>
          </table:table-cell>
          <table:table-cell table:style-name="ce50" table:formula="of:=([.D18]+[.E18])/2" office:value-type="float" office:value="0.01215">
            <text:p>0.012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0" office:value-type="float" office:value="0.0083">
            <text:p>0.0083</text:p>
          </table:table-cell>
          <table:table-cell table:style-name="ce30"/>
          <table:table-cell table:style-name="ce50" table:formula="of:=[.D19]" office:value-type="float" office:value="0.0083">
            <text:p>0.008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0" office:value-type="float" office:value="0.0169">
            <text:p>0.0169</text:p>
          </table:table-cell>
          <table:table-cell table:style-name="ce30" office:value-type="float" office:value="0.0096">
            <text:p>0.0096</text:p>
          </table:table-cell>
          <table:table-cell table:style-name="ce50" table:formula="of:=([.D20]+[.E20])/2" office:value-type="float" office:value="0.01325">
            <text:p>0.013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097">
            <text:p>0.0097</text:p>
          </table:table-cell>
          <table:table-cell table:style-name="ce30" office:value-type="float" office:value="0.0056">
            <text:p>0.0056</text:p>
          </table:table-cell>
          <table:table-cell table:style-name="ce50" table:formula="of:=([.D21]+[.E21])/2" office:value-type="float" office:value="0.00765">
            <text:p>0.0077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0581">
            <text:p>0.0581</text:p>
          </table:table-cell>
          <table:table-cell table:style-name="ce30" office:value-type="float" office:value="0.0377">
            <text:p>0.0377</text:p>
          </table:table-cell>
          <table:table-cell table:style-name="ce50" table:formula="of:=([.D22]+[.E22])/2" office:value-type="float" office:value="0.0479">
            <text:p>0.0479</text:p>
          </table:table-cell>
          <table:table-cell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31" office:value-type="float" office:value="0.671">
            <text:p>0.6710</text:p>
          </table:table-cell>
          <table:table-cell table:style-name="ce31" office:value-type="float" office:value="0.0435">
            <text:p>0.0435</text:p>
          </table:table-cell>
          <table:table-cell table:style-name="ce54" table:formula="of:=([.D23]+[.E23])/2" office:value-type="float" office:value="0.35725">
            <text:p>0.3573</text:p>
          </table:table-cell>
          <table:table-cell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0">
            <text:p>1B (internal)</text:p>
          </table:table-cell>
          <table:table-cell table:style-name="ce24" office:value-type="string">
            <text:p>Major Diameter</text:p>
          </table:table-cell>
          <table:table-cell table:style-name="ce32" office:value-type="float" office:value="0.5208">
            <text:p>0.5208</text:p>
          </table:table-cell>
          <table:table-cell table:style-name="ce32" office:value-type="float" office:value="0.5">
            <text:p>0.5000</text:p>
          </table:table-cell>
          <table:table-cell table:style-name="ce55" table:formula="of:=([.D24]+[.E24])/2" office:value-type="float" office:value="0.5104">
            <text:p>0.5104</text:p>
          </table:table-cell>
          <table:table-cell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0.4597">
            <text:p>0.4597</text:p>
          </table:table-cell>
          <table:table-cell table:style-name="ce30" office:value-type="float" office:value="0.45">
            <text:p>0.4500</text:p>
          </table:table-cell>
          <table:table-cell table:style-name="ce50" table:formula="of:=([.D25]+[.E25])/2" office:value-type="float" office:value="0.45485">
            <text:p>0.454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0.4336">
            <text:p>0.4336</text:p>
          </table:table-cell>
          <table:table-cell office:value-type="float" office:value="0.4167">
            <text:p>0.4167</text:p>
          </table:table-cell>
          <table:table-cell table:style-name="ce50" table:formula="of:=([.D26]+[.E26])/2" office:value-type="float" office:value="0.42515">
            <text:p>0.425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/>
          <table:table-cell office:value-type="float" office:value="0.0769">
            <text:p>0.0769</text:p>
          </table:table-cell>
          <table:table-cell table:style-name="ce50" table:formula="of:=[.E27]" office:value-type="float" office:value="0.0769">
            <text:p>0.076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029">
            <text:p>0.0290</text:p>
          </table:table-cell>
          <table:table-cell office:value-type="float" office:value="0.0136">
            <text:p>0.0136</text:p>
          </table:table-cell>
          <table:table-cell table:style-name="ce50" table:formula="of:=([.D28]+[.E28])/2" office:value-type="float" office:value="0.0213">
            <text:p>0.021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office:value-type="float" office:value="0">
            <text:p>0.0000</text:p>
          </table:table-cell>
          <table:table-cell/>
          <table:table-cell table:style-name="ce50" table:formula="of:=[.D29]" office:value-type="float" office:value="0">
            <text:p>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office:value-type="float" office:value="0.0096">
            <text:p>0.0096</text:p>
          </table:table-cell>
          <table:table-cell office:value-type="float" office:value="0.0032">
            <text:p>0.0032</text:p>
          </table:table-cell>
          <table:table-cell table:style-name="ce50" table:formula="of:=([.D30]+[.E30])/2" office:value-type="float" office:value="0.0064">
            <text:p>0.0064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056">
            <text:p>0.0056</text:p>
          </table:table-cell>
          <table:table-cell table:style-name="ce30" office:value-type="float" office:value="0.0028">
            <text:p>0.0028</text:p>
          </table:table-cell>
          <table:table-cell table:style-name="ce50" table:formula="of:=([.D31]+[.E31])/2" office:value-type="float" office:value="0.0042">
            <text:p>0.004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052">
            <text:p>0.0520</text:p>
          </table:table-cell>
          <table:table-cell table:style-name="ce30" office:value-type="float" office:value="0.0332">
            <text:p>0.0332</text:p>
          </table:table-cell>
          <table:table-cell table:style-name="ce50" table:formula="of:=([.D32]+[.E32])/2" office:value-type="float" office:value="0.0426">
            <text:p>0.0426</text:p>
          </table:table-cell>
          <table:table-cell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29" office:value-type="float" office:value="0.0601">
            <text:p>0.0601</text:p>
          </table:table-cell>
          <table:table-cell table:style-name="ce29" office:value-type="float" office:value="0.0383">
            <text:p>0.0383</text:p>
          </table:table-cell>
          <table:table-cell table:style-name="ce53" table:formula="of:=([.D33]+[.E33])/2" office:value-type="float" office:value="0.0492">
            <text:p>0.0492</text:p>
          </table:table-cell>
          <table:table-cell/>
        </table:table-row>
        <table:table-row table:style-name="ro1" table:number-rows-repeated="2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2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/>
          <table:table-cell table:style-name="ce12" table:number-columns-repeated="2"/>
          <table:table-cell table:style-name="ce33" office:value-type="string">
            <text:p>Max</text:p>
          </table:table-cell>
          <table:table-cell table:style-name="ce33" office:value-type="string">
            <text:p>Min</text:p>
          </table:table-cell>
          <table:table-cell table:style-name="ce33" office:value-type="string">
            <text:p>Average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22">
            <text:p>5/8 <text:s/>(0.625 – 11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0.6233">
            <text:p>0.6233</text:p>
          </table:table-cell>
          <table:table-cell table:style-name="ce26" office:value-type="float" office:value="0.6052">
            <text:p>0.6052</text:p>
          </table:table-cell>
          <table:table-cell table:style-name="ce56" table:formula="of:=([.D38]+[.E38])/2" office:value-type="float" office:value="0.61425">
            <text:p>0.6143</text:p>
          </table:table-cell>
          <table:table-cell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0.5643">
            <text:p>0.5643</text:p>
          </table:table-cell>
          <table:table-cell table:style-name="ce30" office:value-type="float" office:value="0.5561">
            <text:p>0.5561</text:p>
          </table:table-cell>
          <table:table-cell table:style-name="ce57" table:formula="of:=([.D39]+[.E39])/2" office:value-type="float" office:value="0.5602">
            <text:p>0.560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0.5151">
            <text:p>0.5151</text:p>
          </table:table-cell>
          <table:table-cell office:value-type="float" office:value="0.471">
            <text:p>0.4710</text:p>
          </table:table-cell>
          <table:table-cell table:style-name="ce57" table:formula="of:=([.D40]+[.E40])/2" office:value-type="float" office:value="0.49305">
            <text:p>0.4931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number-columns-repeated="2"/>
          <table:table-cell table:style-name="ce57" office:value-type="float" office:value="11">
            <text:p>11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number-columns-repeated="2"/>
          <table:table-cell table:style-name="ce57" office:value-type="float" office:value="0.0909">
            <text:p>0.090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0219">
            <text:p>0.0219</text:p>
          </table:table-cell>
          <table:table-cell table:style-name="ce47" office:value-type="float" office:value="0.0066">
            <text:p>0.0066</text:p>
          </table:table-cell>
          <table:table-cell table:style-name="ce57" table:formula="of:=([.D43]+[.E43])/2" office:value-type="float" office:value="0.01425">
            <text:p>0.014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0" table:number-columns-repeated="2"/>
          <table:table-cell table:style-name="ce57" office:value-type="float" office:value="0.0098">
            <text:p>0.0098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0" office:value-type="float" office:value="0.0195">
            <text:p>0.0195</text:p>
          </table:table-cell>
          <table:table-cell table:style-name="ce30" office:value-type="float" office:value="0.0114">
            <text:p>0.0114</text:p>
          </table:table-cell>
          <table:table-cell table:style-name="ce57" table:formula="of:=([.D45]+[.E45])/2" office:value-type="float" office:value="0.01545">
            <text:p>0.0155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113">
            <text:p>0.0113</text:p>
          </table:table-cell>
          <table:table-cell table:style-name="ce30" office:value-type="float" office:value="0.0066">
            <text:p>0.0066</text:p>
          </table:table-cell>
          <table:table-cell table:style-name="ce57" table:formula="of:=([.D46]+[.E46])/2" office:value-type="float" office:value="0.00895">
            <text:p>0.009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6981">
            <text:p>0.6981</text:p>
          </table:table-cell>
          <table:table-cell table:style-name="ce30" office:value-type="float" office:value="0.045">
            <text:p>0.0450</text:p>
          </table:table-cell>
          <table:table-cell table:style-name="ce57" table:formula="of:=([.D47]+[.E47])/2" office:value-type="float" office:value="0.37155">
            <text:p>0.3716</text:p>
          </table:table-cell>
          <table:table-cell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31" office:value-type="float" office:value="0.0787">
            <text:p>0.0787</text:p>
          </table:table-cell>
          <table:table-cell table:style-name="ce31" office:value-type="float" office:value="0.052">
            <text:p>0.0520</text:p>
          </table:table-cell>
          <table:table-cell table:style-name="ce58" table:formula="of:=([.D48]+[.E48])/2" office:value-type="float" office:value="0.06535">
            <text:p>0.0654</text:p>
          </table:table-cell>
          <table:table-cell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34" office:value-type="float" office:value="0.6488">
            <text:p>0.6488</text:p>
          </table:table-cell>
          <table:table-cell table:style-name="ce32" office:value-type="float" office:value="0.625">
            <text:p>0.6250</text:p>
          </table:table-cell>
          <table:table-cell table:style-name="ce55" table:formula="of:=([.D49]+[.E49])/2" office:value-type="float" office:value="0.6369">
            <text:p>0.6369</text:p>
          </table:table-cell>
          <table:table-cell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0.5767">
            <text:p>0.5767</text:p>
          </table:table-cell>
          <table:table-cell table:style-name="ce30" office:value-type="float" office:value="0.566">
            <text:p>0.5660</text:p>
          </table:table-cell>
          <table:table-cell table:style-name="ce50" table:formula="of:=([.D50]+[.E50])/2" office:value-type="float" office:value="0.57135">
            <text:p>0.5714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0.546">
            <text:p>0.5460</text:p>
          </table:table-cell>
          <table:table-cell office:value-type="float" office:value="0.5266">
            <text:p>0.5266</text:p>
          </table:table-cell>
          <table:table-cell table:style-name="ce50" table:formula="of:=([.D51]+[.E51])/2" office:value-type="float" office:value="0.5363">
            <text:p>0.536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36"/>
          <table:table-cell/>
          <table:table-cell table:style-name="ce50" office:value-type="float" office:value="11">
            <text:p>11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36"/>
          <table:table-cell/>
          <table:table-cell table:style-name="ce50" office:value-type="float" office:value="0.0909">
            <text:p>0.090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0339">
            <text:p>0.0339</text:p>
          </table:table-cell>
          <table:table-cell office:value-type="float" office:value="0.0165">
            <text:p>0.0165</text:p>
          </table:table-cell>
          <table:table-cell table:style-name="ce50" table:formula="of:=([.D54]+[.E54])/2" office:value-type="float" office:value="0.0252">
            <text:p>0.025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36"/>
          <table:table-cell/>
          <table:table-cell table:style-name="ce50" office:value-type="float" office:value="0">
            <text:p>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14">
            <text:p>0.0114</text:p>
          </table:table-cell>
          <table:table-cell office:value-type="float" office:value="0.0038">
            <text:p>0.0038</text:p>
          </table:table-cell>
          <table:table-cell table:style-name="ce50" table:formula="of:=([.D56]+[.E56])/2" office:value-type="float" office:value="0.0076">
            <text:p>0.0076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66">
            <text:p>0.0066</text:p>
          </table:table-cell>
          <table:table-cell table:style-name="ce30" office:value-type="float" office:value="0.0033">
            <text:p>0.0033</text:p>
          </table:table-cell>
          <table:table-cell table:style-name="ce50" table:formula="of:=([.D57]+[.E57])/2" office:value-type="float" office:value="0.00495">
            <text:p>0.005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611">
            <text:p>0.0611</text:p>
          </table:table-cell>
          <table:table-cell table:style-name="ce30" office:value-type="float" office:value="0.0395">
            <text:p>0.0395</text:p>
          </table:table-cell>
          <table:table-cell table:style-name="ce50" table:formula="of:=([.D58]+[.E58])/2" office:value-type="float" office:value="0.0503">
            <text:p>0.0503</text:p>
          </table:table-cell>
          <table:table-cell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706">
            <text:p>0.7060</text:p>
          </table:table-cell>
          <table:table-cell table:style-name="ce29" office:value-type="float" office:value="0.0456">
            <text:p>0.0456</text:p>
          </table:table-cell>
          <table:table-cell table:style-name="ce53" table:formula="of:=([.D59]+[.E59])/2" office:value-type="float" office:value="0.3758">
            <text:p>0.3758</text:p>
          </table:table-cell>
          <table:table-cell/>
        </table:table-row>
        <table:table-row table:style-name="ro1" table:number-rows-repeated="3">
          <table:table-cell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22">
            <text:p>1.22 x 10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1.2181">
            <text:p>1.2181</text:p>
          </table:table-cell>
          <table:table-cell table:style-name="ce26" office:value-type="float" office:value="1.1987">
            <text:p>1.1987</text:p>
          </table:table-cell>
          <table:table-cell table:style-name="ce56" table:formula="of:=([.D63]+[.E63])/2" office:value-type="float" office:value="1.2084">
            <text:p>1.2084</text:p>
          </table:table-cell>
          <table:table-cell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1.1531">
            <text:p>1.1531</text:p>
          </table:table-cell>
          <table:table-cell table:style-name="ce30" office:value-type="float" office:value="1.1434">
            <text:p>1.1434</text:p>
          </table:table-cell>
          <table:table-cell table:style-name="ce57" table:formula="of:=([.D64]+[.E64])/2" office:value-type="float" office:value="1.14825">
            <text:p>1.148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1.099">
            <text:p>1.0990</text:p>
          </table:table-cell>
          <table:table-cell office:value-type="float" office:value="1.0688">
            <text:p>1.0688</text:p>
          </table:table-cell>
          <table:table-cell table:style-name="ce57" table:formula="of:=([.D65]+[.E65])/2" office:value-type="float" office:value="1.0839">
            <text:p>1.083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number-columns-repeated="2"/>
          <table:table-cell table:style-name="ce57" office:value-type="float" office:value="10">
            <text:p>1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number-columns-repeated="2"/>
          <table:table-cell table:style-name="ce57" office:value-type="float" office:value="0.1">
            <text:p>0.1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0237">
            <text:p>0.0237</text:p>
          </table:table-cell>
          <table:table-cell table:style-name="ce47" office:value-type="float" office:value="0.0069">
            <text:p>0.0069</text:p>
          </table:table-cell>
          <table:table-cell table:style-name="ce57" table:formula="of:=([.D68]+[.E68])/2" office:value-type="float" office:value="0.0153">
            <text:p>0.015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0" table:number-columns-repeated="2"/>
          <table:table-cell table:style-name="ce57" office:value-type="float" office:value="0.0108">
            <text:p>0.0108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0" office:value-type="float" office:value="0.0209">
            <text:p>0.0209</text:p>
          </table:table-cell>
          <table:table-cell table:style-name="ce30" office:value-type="float" office:value="0.0125">
            <text:p>0.0125</text:p>
          </table:table-cell>
          <table:table-cell table:style-name="ce57" table:formula="of:=([.D70]+[.E70])/2" office:value-type="float" office:value="0.0167">
            <text:p>0.0167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121">
            <text:p>0.0121</text:p>
          </table:table-cell>
          <table:table-cell table:style-name="ce30" office:value-type="float" office:value="0.0072">
            <text:p>0.0072</text:p>
          </table:table-cell>
          <table:table-cell table:style-name="ce57" table:formula="of:=([.D71]+[.E71])/2" office:value-type="float" office:value="0.00965">
            <text:p>0.0097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0746">
            <text:p>0.0746</text:p>
          </table:table-cell>
          <table:table-cell table:style-name="ce30" office:value-type="float" office:value="0.0498">
            <text:p>0.0498</text:p>
          </table:table-cell>
          <table:table-cell table:style-name="ce57" table:formula="of:=([.D72]+[.E72])/2" office:value-type="float" office:value="0.0622">
            <text:p>0.0622</text:p>
          </table:table-cell>
          <table:table-cell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31" office:value-type="float" office:value="0.0862">
            <text:p>0.0862</text:p>
          </table:table-cell>
          <table:table-cell table:style-name="ce31" office:value-type="float" office:value="0.0576">
            <text:p>0.0576</text:p>
          </table:table-cell>
          <table:table-cell table:style-name="ce58" table:formula="of:=([.D73]+[.E73])/2" office:value-type="float" office:value="0.0719">
            <text:p>0.0719</text:p>
          </table:table-cell>
          <table:table-cell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34" office:value-type="float" office:value="1.2471">
            <text:p>1.2471</text:p>
          </table:table-cell>
          <table:table-cell table:style-name="ce32" office:value-type="float" office:value="1.22">
            <text:p>1.2200</text:p>
          </table:table-cell>
          <table:table-cell table:style-name="ce55" table:formula="of:=([.D74]+[.E74])/2" office:value-type="float" office:value="1.23355">
            <text:p>1.2336</text:p>
          </table:table-cell>
          <table:table-cell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677">
            <text:p>1.6770</text:p>
          </table:table-cell>
          <table:table-cell table:style-name="ce30" office:value-type="float" office:value="1.155">
            <text:p>1.1550</text:p>
          </table:table-cell>
          <table:table-cell table:style-name="ce50" table:formula="of:=([.D75]+[.E75])/2" office:value-type="float" office:value="1.416">
            <text:p>1.416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1327">
            <text:p>1.1327</text:p>
          </table:table-cell>
          <table:table-cell office:value-type="float" office:value="1.1117">
            <text:p>1.1117</text:p>
          </table:table-cell>
          <table:table-cell table:style-name="ce50" table:formula="of:=([.D76]+[.E76])/2" office:value-type="float" office:value="1.1222">
            <text:p>1.1222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36"/>
          <table:table-cell/>
          <table:table-cell table:style-name="ce50" office:value-type="float" office:value="10">
            <text:p>1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36"/>
          <table:table-cell/>
          <table:table-cell table:style-name="ce50" office:value-type="float" office:value="0.1">
            <text:p>0.1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0371">
            <text:p>0.0371</text:p>
          </table:table-cell>
          <table:table-cell office:value-type="float" office:value="0.0177">
            <text:p>0.0177</text:p>
          </table:table-cell>
          <table:table-cell table:style-name="ce50" table:formula="of:=([.D79]+[.E79])/2" office:value-type="float" office:value="0.0274">
            <text:p>0.0274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36"/>
          <table:table-cell/>
          <table:table-cell table:style-name="ce50" office:value-type="float" office:value="0">
            <text:p>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25">
            <text:p>0.0125</text:p>
          </table:table-cell>
          <table:table-cell office:value-type="float" office:value="0.0042">
            <text:p>0.0042</text:p>
          </table:table-cell>
          <table:table-cell table:style-name="ce50" table:formula="of:=([.D81]+[.E81])/2" office:value-type="float" office:value="0.00835">
            <text:p>0.0084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72">
            <text:p>0.0072</text:p>
          </table:table-cell>
          <table:table-cell table:style-name="ce30" office:value-type="float" office:value="0.0036">
            <text:p>0.0036</text:p>
          </table:table-cell>
          <table:table-cell table:style-name="ce50" table:formula="of:=([.D82]+[.E82])/2" office:value-type="float" office:value="0.0054">
            <text:p>0.0054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677">
            <text:p>0.6770</text:p>
          </table:table-cell>
          <table:table-cell table:style-name="ce30" office:value-type="float" office:value="0.0436">
            <text:p>0.0436</text:p>
          </table:table-cell>
          <table:table-cell table:style-name="ce50" table:formula="of:=([.D83]+[.E83])/2" office:value-type="float" office:value="0.3603">
            <text:p>0.3603</text:p>
          </table:table-cell>
          <table:table-cell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0781">
            <text:p>0.0781</text:p>
          </table:table-cell>
          <table:table-cell table:style-name="ce29" office:value-type="float" office:value="0.0504">
            <text:p>0.0504</text:p>
          </table:table-cell>
          <table:table-cell table:style-name="ce53" table:formula="of:=([.D84]+[.E84])/2" office:value-type="float" office:value="0.06425">
            <text:p>0.0643</text:p>
          </table:table-cell>
          <table:table-cell/>
        </table:table-row>
        <table:table-row table:style-name="ro1" table:number-rows-repeated="3">
          <table:table-cell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22">
            <text:p>1 ¼ (1.25) x 10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38" office:value-type="float" office:value="1.2481">
            <text:p>1.2481</text:p>
          </table:table-cell>
          <table:table-cell table:style-name="ce42" office:value-type="float" office:value="1.2287">
            <text:p>1.2287</text:p>
          </table:table-cell>
          <table:table-cell table:style-name="ce38" table:formula="of:=([.D88]+[.E88])/2" office:value-type="float" office:value="1.2384">
            <text:p>1.2384</text:p>
          </table:table-cell>
          <table:table-cell table:style-name="ce62" office:value-type="string" table:number-columns-spanned="1" table:number-rows-spanned="11">
            <text:p>The part 1.250x10 V03 was made using the specifications in orange for the 'bolt' (external) threads. The nut/bolt were tight at first but have loosed up to form a correct tightness level.</text:p>
          </table:table-cell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9" office:value-type="float" office:value="1.1832">
            <text:p>1.1832</text:p>
          </table:table-cell>
          <table:table-cell table:style-name="ce35" office:value-type="float" office:value="1.1738">
            <text:p>1.1738</text:p>
          </table:table-cell>
          <table:table-cell table:style-name="ce39" table:formula="of:=([.D89]+[.E89])/2" office:value-type="float" office:value="1.1785">
            <text:p>1.1785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40" office:value-type="float" office:value="1.129">
            <text:p>1.1290</text:p>
          </table:table-cell>
          <table:table-cell table:style-name="ce36" office:value-type="float" office:value="1.0988">
            <text:p>1.0988</text:p>
          </table:table-cell>
          <table:table-cell table:style-name="ce39" table:formula="of:=([.D90]+[.E90])/2" office:value-type="float" office:value="1.1139">
            <text:p>1.1139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40"/>
          <table:table-cell table:style-name="ce36"/>
          <table:table-cell table:style-name="ce39" office:value-type="float" office:value="10">
            <text:p>10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40"/>
          <table:table-cell table:style-name="ce36"/>
          <table:table-cell table:style-name="ce39" office:value-type="float" office:value="0.1">
            <text:p>0.1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40" office:value-type="float" office:value="0.0237">
            <text:p>0.0237</text:p>
          </table:table-cell>
          <table:table-cell table:style-name="ce48" office:value-type="float" office:value="0.0071">
            <text:p>0.0071</text:p>
          </table:table-cell>
          <table:table-cell table:style-name="ce39" table:formula="of:=([.D93]+[.E93])/2" office:value-type="float" office:value="0.0154">
            <text:p>0.0154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9"/>
          <table:table-cell table:style-name="ce35"/>
          <table:table-cell table:style-name="ce39" office:value-type="float" office:value="0.0108">
            <text:p>0.010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9" office:value-type="float" office:value="0.021">
            <text:p>0.0210</text:p>
          </table:table-cell>
          <table:table-cell table:style-name="ce35" office:value-type="float" office:value="0.0125">
            <text:p>0.0125</text:p>
          </table:table-cell>
          <table:table-cell table:style-name="ce39" table:formula="of:=([.D95]+[.E95])/2" office:value-type="float" office:value="0.01675">
            <text:p>0.016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9" office:value-type="float" office:value="0.0121">
            <text:p>0.0121</text:p>
          </table:table-cell>
          <table:table-cell table:style-name="ce35" office:value-type="float" office:value="0.0072">
            <text:p>0.0072</text:p>
          </table:table-cell>
          <table:table-cell table:style-name="ce39" table:formula="of:=([.D96]+[.E96])/2" office:value-type="float" office:value="0.00965">
            <text:p>0.0097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9" office:value-type="float" office:value="0.0746">
            <text:p>0.0746</text:p>
          </table:table-cell>
          <table:table-cell table:style-name="ce35" office:value-type="float" office:value="0.0498">
            <text:p>0.0498</text:p>
          </table:table-cell>
          <table:table-cell table:style-name="ce39" table:formula="of:=([.D97]+[.E97])/2" office:value-type="float" office:value="0.0622">
            <text:p>0.062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41" office:value-type="float" office:value="0.0862">
            <text:p>0.0862</text:p>
          </table:table-cell>
          <table:table-cell table:style-name="ce43" office:value-type="float" office:value="0.0576">
            <text:p>0.0576</text:p>
          </table:table-cell>
          <table:table-cell table:style-name="ce41" table:formula="of:=([.D98]+[.E98])/2" office:value-type="float" office:value="0.0719">
            <text:p>0.0719</text:p>
          </table:table-cell>
          <table:covered-table-cell table:style-name="ce63"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34" office:value-type="float" office:value="1.2767">
            <text:p>1.2767</text:p>
          </table:table-cell>
          <table:table-cell table:style-name="ce32" office:value-type="float" office:value="1.25">
            <text:p>1.2500</text:p>
          </table:table-cell>
          <table:table-cell table:style-name="ce32" table:formula="of:=([.D99]+[.E99])/2" office:value-type="float" office:value="1.26335">
            <text:p>1.2634</text:p>
          </table:table-cell>
          <table:table-cell table:style-name="ce64" office:value-type="string" table:number-columns-spanned="1" table:number-rows-spanned="11">
            <text:p>The part 1.25x10 V01 was made using the specifications in orange.</text:p>
          </table:table-cell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1973">
            <text:p>1.1973</text:p>
          </table:table-cell>
          <table:table-cell table:style-name="ce30" office:value-type="float" office:value="1.187">
            <text:p>1.1870</text:p>
          </table:table-cell>
          <table:table-cell table:style-name="ce30" table:formula="of:=([.D100]+[.E100])/2" office:value-type="float" office:value="1.19215">
            <text:p>1.192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1647">
            <text:p>1.1647</text:p>
          </table:table-cell>
          <table:table-cell office:value-type="float" office:value="1.1417">
            <text:p>1.1417</text:p>
          </table:table-cell>
          <table:table-cell table:style-name="ce30" table:formula="of:=([.D101]+[.E101])/2" office:value-type="float" office:value="1.1532">
            <text:p>1.153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36"/>
          <table:table-cell/>
          <table:table-cell table:style-name="ce30" office:value-type="float" office:value="10">
            <text:p>10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36"/>
          <table:table-cell/>
          <table:table-cell table:style-name="ce30" office:value-type="float" office:value="0.1">
            <text:p>0.1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0371">
            <text:p>0.0371</text:p>
          </table:table-cell>
          <table:table-cell office:value-type="float" office:value="0.0179">
            <text:p>0.0179</text:p>
          </table:table-cell>
          <table:table-cell table:style-name="ce30" table:formula="of:=([.D104]+[.E104])/2" office:value-type="float" office:value="0.0275">
            <text:p>0.0275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36"/>
          <table:table-cell/>
          <table:table-cell table:style-name="ce30" office:value-type="float" office:value="0">
            <text:p>0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25">
            <text:p>0.0125</text:p>
          </table:table-cell>
          <table:table-cell office:value-type="float" office:value="0.0042">
            <text:p>0.0042</text:p>
          </table:table-cell>
          <table:table-cell table:style-name="ce30" table:formula="of:=([.D106]+[.E106])/2" office:value-type="float" office:value="0.00835">
            <text:p>0.0084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72">
            <text:p>0.0072</text:p>
          </table:table-cell>
          <table:table-cell table:style-name="ce30" office:value-type="float" office:value="0.0036">
            <text:p>0.0036</text:p>
          </table:table-cell>
          <table:table-cell table:style-name="ce30" table:formula="of:=([.D107]+[.E107])/2" office:value-type="float" office:value="0.0054">
            <text:p>0.0054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675">
            <text:p>0.0675</text:p>
          </table:table-cell>
          <table:table-cell table:style-name="ce30" office:value-type="float" office:value="0.0436">
            <text:p>0.0436</text:p>
          </table:table-cell>
          <table:table-cell table:style-name="ce30" table:formula="of:=([.D108]+[.E108])/2" office:value-type="float" office:value="0.05555">
            <text:p>0.0556</text:p>
          </table:table-cell>
          <table:covered-table-cell table:style-name="ce63"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0779">
            <text:p>0.0779</text:p>
          </table:table-cell>
          <table:table-cell table:style-name="ce29" office:value-type="float" office:value="0.0504">
            <text:p>0.0504</text:p>
          </table:table-cell>
          <table:table-cell table:style-name="ce29" table:formula="of:=([.D109]+[.E109])/2" office:value-type="float" office:value="0.06415">
            <text:p>0.0642</text:p>
          </table:table-cell>
          <table:covered-table-cell table:style-name="ce65"/>
        </table:table-row>
        <table:table-row table:style-name="ro1" table:number-rows-repeated="3">
          <table:table-cell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22">
            <text:p>1.252 x 10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42" office:value-type="float" office:value="1.2501">
            <text:p>1.2501</text:p>
          </table:table-cell>
          <table:table-cell table:style-name="ce26" office:value-type="float" office:value="1.2307">
            <text:p>1.2307</text:p>
          </table:table-cell>
          <table:table-cell table:style-name="ce59" table:formula="of:=([.D113]+[.E113])/2" office:value-type="float" office:value="1.2404">
            <text:p>1.2404</text:p>
          </table:table-cell>
          <table:table-cell table:number-columns-spanned="1" table:number-rows-spanned="11"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1852">
            <text:p>1.1852</text:p>
          </table:table-cell>
          <table:table-cell table:style-name="ce30" office:value-type="float" office:value="1.1758">
            <text:p>1.1758</text:p>
          </table:table-cell>
          <table:table-cell table:style-name="ce60" table:formula="of:=([.D114]+[.E114])/2" office:value-type="float" office:value="1.1805">
            <text:p>1.1805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131">
            <text:p>1.1310</text:p>
          </table:table-cell>
          <table:table-cell office:value-type="float" office:value="1.1008">
            <text:p>1.1008</text:p>
          </table:table-cell>
          <table:table-cell table:style-name="ce60" table:formula="of:=([.D115]+[.E115])/2" office:value-type="float" office:value="1.1159">
            <text:p>1.1159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36"/>
          <table:table-cell/>
          <table:table-cell table:style-name="ce60" office:value-type="float" office:value="10">
            <text:p>10.0000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36"/>
          <table:table-cell/>
          <table:table-cell table:style-name="ce60" office:value-type="float" office:value="0.1">
            <text:p>0.1000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0237">
            <text:p>0.0237</text:p>
          </table:table-cell>
          <table:table-cell table:style-name="ce47" office:value-type="float" office:value="0.0071">
            <text:p>0.0071</text:p>
          </table:table-cell>
          <table:table-cell table:style-name="ce60" table:formula="of:=([.D118]+[.E118])/2" office:value-type="float" office:value="0.0154">
            <text:p>0.0154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5"/>
          <table:table-cell table:style-name="ce30"/>
          <table:table-cell table:style-name="ce60" office:value-type="float" office:value="0.0108">
            <text:p>0.0108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5" office:value-type="float" office:value="0.021">
            <text:p>0.0210</text:p>
          </table:table-cell>
          <table:table-cell table:style-name="ce30" office:value-type="float" office:value="0.0125">
            <text:p>0.0125</text:p>
          </table:table-cell>
          <table:table-cell table:style-name="ce60" table:formula="of:=([.D120]+[.E120])/2" office:value-type="float" office:value="0.01675">
            <text:p>0.0168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121">
            <text:p>0.0121</text:p>
          </table:table-cell>
          <table:table-cell table:style-name="ce30" office:value-type="float" office:value="0.0072">
            <text:p>0.0072</text:p>
          </table:table-cell>
          <table:table-cell table:style-name="ce60" table:formula="of:=([.D121]+[.E121])/2" office:value-type="float" office:value="0.00965">
            <text:p>0.0097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746">
            <text:p>0.0746</text:p>
          </table:table-cell>
          <table:table-cell table:style-name="ce30" office:value-type="float" office:value="0.0498">
            <text:p>0.0498</text:p>
          </table:table-cell>
          <table:table-cell table:style-name="ce60" table:formula="of:=([.D122]+[.E122])/2" office:value-type="float" office:value="0.0622">
            <text:p>0.0622</text:p>
          </table:table-cell>
          <table:covered-table-cell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43" office:value-type="float" office:value="0.0862">
            <text:p>0.0862</text:p>
          </table:table-cell>
          <table:table-cell table:style-name="ce31" office:value-type="float" office:value="0.0576">
            <text:p>0.0576</text:p>
          </table:table-cell>
          <table:table-cell table:style-name="ce61" table:formula="of:=([.D123]+[.E123])/2" office:value-type="float" office:value="0.0719">
            <text:p>0.0719</text:p>
          </table:table-cell>
          <table:covered-table-cell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34" office:value-type="float" office:value="1.2787">
            <text:p>1.2787</text:p>
          </table:table-cell>
          <table:table-cell table:style-name="ce32" office:value-type="float" office:value="1.252">
            <text:p>1.2520</text:p>
          </table:table-cell>
          <table:table-cell table:style-name="ce55" table:formula="of:=([.D124]+[.E124])/2" office:value-type="float" office:value="1.26535">
            <text:p>1.2654</text:p>
          </table:table-cell>
          <table:table-cell table:style-name="ce66" office:value-type="string" table:number-columns-spanned="1" table:number-rows-spanned="11">
            <text:p>The part 1.252x10 V01 also fits the bolt (external) threads for part 1.250x10 V03.</text:p>
          </table:table-cell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1993">
            <text:p>1.1993</text:p>
          </table:table-cell>
          <table:table-cell table:style-name="ce30" office:value-type="float" office:value="1.187">
            <text:p>1.1870</text:p>
          </table:table-cell>
          <table:table-cell table:style-name="ce50" table:formula="of:=([.D125]+[.E125])/2" office:value-type="float" office:value="1.19315">
            <text:p>1.1932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1647">
            <text:p>1.1647</text:p>
          </table:table-cell>
          <table:table-cell office:value-type="float" office:value="1.1437">
            <text:p>1.1437</text:p>
          </table:table-cell>
          <table:table-cell table:style-name="ce50" table:formula="of:=([.D126]+[.E126])/2" office:value-type="float" office:value="1.1542">
            <text:p>1.1542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36"/>
          <table:table-cell/>
          <table:table-cell table:style-name="ce50" office:value-type="float" office:value="10">
            <text:p>10.0000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36"/>
          <table:table-cell/>
          <table:table-cell table:style-name="ce50" office:value-type="float" office:value="0.1">
            <text:p>0.1000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0371">
            <text:p>0.0371</text:p>
          </table:table-cell>
          <table:table-cell office:value-type="float" office:value="0.0179">
            <text:p>0.0179</text:p>
          </table:table-cell>
          <table:table-cell table:style-name="ce50" table:formula="of:=([.D129]+[.E129])/2" office:value-type="float" office:value="0.0275">
            <text:p>0.0275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36"/>
          <table:table-cell/>
          <table:table-cell table:style-name="ce50" office:value-type="float" office:value="0">
            <text:p>0.0000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25">
            <text:p>0.0125</text:p>
          </table:table-cell>
          <table:table-cell office:value-type="float" office:value="0.0042">
            <text:p>0.0042</text:p>
          </table:table-cell>
          <table:table-cell table:style-name="ce50" table:formula="of:=([.D131]+[.E131])/2" office:value-type="float" office:value="0.00835">
            <text:p>0.0084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72">
            <text:p>0.0072</text:p>
          </table:table-cell>
          <table:table-cell table:style-name="ce30" office:value-type="float" office:value="0.0036">
            <text:p>0.0036</text:p>
          </table:table-cell>
          <table:table-cell table:style-name="ce50" table:formula="of:=([.D132]+[.E132])/2" office:value-type="float" office:value="0.0054">
            <text:p>0.0054</text:p>
          </table:table-cell>
          <table:covered-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675">
            <text:p>0.0675</text:p>
          </table:table-cell>
          <table:table-cell table:style-name="ce30" office:value-type="float" office:value="0.0436">
            <text:p>0.0436</text:p>
          </table:table-cell>
          <table:table-cell table:style-name="ce50" table:formula="of:=([.D133]+[.E133])/2" office:value-type="float" office:value="0.05555">
            <text:p>0.0556</text:p>
          </table:table-cell>
          <table:covered-table-cell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0779">
            <text:p>0.0779</text:p>
          </table:table-cell>
          <table:table-cell table:style-name="ce29" office:value-type="float" office:value="0.0504">
            <text:p>0.0504</text:p>
          </table:table-cell>
          <table:table-cell table:style-name="ce53" table:formula="of:=([.D134]+[.E134])/2" office:value-type="float" office:value="0.06415">
            <text:p>0.0642</text:p>
          </table:table-cell>
          <table:covered-table-cell/>
        </table:table-row>
        <table:table-row table:style-name="ro1" table:number-rows-repeated="3">
          <table:table-cell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6">
            <text:p>1 5/8 (1.625) – 12</text:p>
          </table:table-cell>
          <table:table-cell table:style-name="ce7" office:value-type="string" table:number-columns-spanned="1" table:number-rows-spanned="3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1.6232">
            <text:p>1.6232</text:p>
          </table:table-cell>
          <table:table-cell table:style-name="ce26" office:value-type="float" office:value="1.6061">
            <text:p>1.6061</text:p>
          </table:table-cell>
          <table:table-cell table:style-name="ce49" table:formula="of:=([.D138]+[.E138])/2" office:value-type="float" office:value="1.61465">
            <text:p>1.6147</text:p>
          </table:table-cell>
          <table:table-cell/>
        </table:table-row>
        <table:table-row table:style-name="ro1">
          <table:covered-table-cell table:style-name="ce3"/>
          <table:covered-table-cell table:style-name="ce8"/>
          <table:table-cell office:value-type="string">
            <text:p>Minor Diameter</text:p>
          </table:table-cell>
          <table:table-cell office:value-type="float" office:value="1.524">
            <text:p>1.5240</text:p>
          </table:table-cell>
          <table:table-cell office:value-type="float" office:value="1.4978">
            <text:p>1.4978</text:p>
          </table:table-cell>
          <table:table-cell table:style-name="ce50" table:formula="of:=([.D139]+[.E139])/2" office:value-type="float" office:value="1.5109">
            <text:p>1.5109</text:p>
          </table:table-cell>
          <table:table-cell/>
        </table:table-row>
        <table:table-row table:style-name="ro1">
          <table:covered-table-cell table:style-name="ce3"/>
          <table:covered-table-cell table:style-name="ce9"/>
          <table:table-cell table:style-name="ce20" office:value-type="string">
            <text:p>Root Radius</text:p>
          </table:table-cell>
          <table:table-cell table:style-name="ce27" office:value-type="float" office:value="0.103">
            <text:p>0.1030</text:p>
          </table:table-cell>
          <table:table-cell table:style-name="ce27" office:value-type="float" office:value="0.006">
            <text:p>0.0060</text:p>
          </table:table-cell>
          <table:table-cell table:style-name="ce51" table:formula="of:=([.D140]+[.E140])/2" office:value-type="float" office:value="0.0545">
            <text:p>0.0545</text:p>
          </table:table-cell>
          <table:table-cell/>
        </table:table-row>
        <table:table-row table:style-name="ro1">
          <table:covered-table-cell table:style-name="ce3"/>
          <table:table-cell table:style-name="ce10" office:value-type="string" table:number-columns-spanned="1" table:number-rows-spanned="3">
            <text:p>1B (internal)</text:p>
          </table:table-cell>
          <table:table-cell table:style-name="ce21" office:value-type="string">
            <text:p>Major Diameter</text:p>
          </table:table-cell>
          <table:table-cell table:style-name="ce28" office:value-type="float" office:value="1.6486">
            <text:p>1.6486</text:p>
          </table:table-cell>
          <table:table-cell table:style-name="ce28" office:value-type="float" office:value="1.625">
            <text:p>1.6250</text:p>
          </table:table-cell>
          <table:table-cell table:style-name="ce52" table:formula="of:=([.D141]+[.E141])/2" office:value-type="float" office:value="1.6368">
            <text:p>1.6368</text:p>
          </table:table-cell>
          <table:table-cell/>
        </table:table-row>
        <table:table-row table:style-name="ro1">
          <table:covered-table-cell table:style-name="ce3"/>
          <table:covered-table-cell table:style-name="ce8"/>
          <table:table-cell office:value-type="string">
            <text:p>Minor Diameter</text:p>
          </table:table-cell>
          <table:table-cell office:value-type="float" office:value="1.5528">
            <text:p>1.5528</text:p>
          </table:table-cell>
          <table:table-cell office:value-type="float" office:value="1.5348">
            <text:p>1.5348</text:p>
          </table:table-cell>
          <table:table-cell table:style-name="ce50" table:formula="of:=([.D142]+[.E142])/2" office:value-type="float" office:value="1.5438">
            <text:p>1.5438</text:p>
          </table:table-cell>
          <table:table-cell/>
        </table:table-row>
        <table:table-row table:style-name="ro1">
          <table:covered-table-cell table:style-name="ce4"/>
          <table:covered-table-cell table:style-name="ce11"/>
          <table:table-cell table:style-name="ce22" office:value-type="string">
            <text:p>Root Radius</text:p>
          </table:table-cell>
          <table:table-cell table:style-name="ce29" office:value-type="float" office:value="0.006">
            <text:p>0.0060</text:p>
          </table:table-cell>
          <table:table-cell table:style-name="ce29" office:value-type="float" office:value="0.003">
            <text:p>0.0030</text:p>
          </table:table-cell>
          <table:table-cell table:style-name="ce53" table:formula="of:=([.D143]+[.E143])/2" office:value-type="float" office:value="0.0045">
            <text:p>0.0045</text:p>
          </table:table-cell>
          <table:table-cell/>
        </table:table-row>
        <table:table-row table:style-name="ro1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2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style-name="ce2" office:value-type="string" table:number-columns-spanned="1" table:number-rows-spanned="22">
            <text:p>1 11/16 (1.6875) x 12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1.6857">
            <text:p>1.6857</text:p>
          </table:table-cell>
          <table:table-cell table:style-name="ce42" office:value-type="float" office:value="1.6685">
            <text:p>1.6685</text:p>
          </table:table-cell>
          <table:table-cell table:style-name="ce38" table:formula="of:=([.D147]+[.E147])/2" office:value-type="float" office:value="1.6771">
            <text:p>1.6771</text:p>
          </table:table-cell>
          <table:table-cell table:style-name="ce62" table:number-columns-spanned="1" table:number-rows-spanned="11"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9" office:value-type="float" office:value="1.6316">
            <text:p>1.6316</text:p>
          </table:table-cell>
          <table:table-cell table:style-name="ce35" office:value-type="float" office:value="1.6227">
            <text:p>1.6227</text:p>
          </table:table-cell>
          <table:table-cell table:style-name="ce39" table:formula="of:=([.D148]+[.E148])/2" office:value-type="float" office:value="1.62715">
            <text:p>1.627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1.5865">
            <text:p>1.5865</text:p>
          </table:table-cell>
          <table:table-cell table:style-name="ce36" office:value-type="float" office:value="1.5603">
            <text:p>1.5603</text:p>
          </table:table-cell>
          <table:table-cell table:style-name="ce39" table:formula="of:=([.D149]+[.E149])/2" office:value-type="float" office:value="1.5734">
            <text:p>1.5734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44" table:number-columns-repeated="2"/>
          <table:table-cell table:style-name="ce35" office:value-type="float" office:value="12">
            <text:p>12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44" table:number-columns-repeated="2"/>
          <table:table-cell table:style-name="ce35" table:formula="of:=1/[.F150]" office:value-type="float" office:value="0.0833333333333333">
            <text:p>0.0833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40" office:value-type="float" office:value="0.0203">
            <text:p>0.0203</text:p>
          </table:table-cell>
          <table:table-cell table:style-name="ce48" office:value-type="float" office:value="0.0053">
            <text:p>0.0053</text:p>
          </table:table-cell>
          <table:table-cell table:style-name="ce39" table:formula="of:=([.D152]+[.E152])/2" office:value-type="float" office:value="0.0128">
            <text:p>0.012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45" table:number-columns-repeated="2"/>
          <table:table-cell table:style-name="ce35" office:value-type="float" office:value="0.009">
            <text:p>0.009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9" office:value-type="float" office:value="0.0178">
            <text:p>0.0178</text:p>
          </table:table-cell>
          <table:table-cell table:style-name="ce35" office:value-type="float" office:value="0.0104">
            <text:p>0.0104</text:p>
          </table:table-cell>
          <table:table-cell table:style-name="ce39" table:formula="of:=([.D154]+[.E154])/2" office:value-type="float" office:value="0.0141">
            <text:p>0.0141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103">
            <text:p>0.0103</text:p>
          </table:table-cell>
          <table:table-cell table:style-name="ce35" office:value-type="float" office:value="0.006">
            <text:p>0.0060</text:p>
          </table:table-cell>
          <table:table-cell table:style-name="ce39" table:formula="of:=([.D155]+[.E155])/2" office:value-type="float" office:value="0.00815">
            <text:p>0.008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9" office:value-type="float" office:value="0.0627">
            <text:p>0.0627</text:p>
          </table:table-cell>
          <table:table-cell table:style-name="ce35" office:value-type="float" office:value="0.041">
            <text:p>0.0410</text:p>
          </table:table-cell>
          <table:table-cell table:style-name="ce39" table:formula="of:=([.D156]+[.E156])/2" office:value-type="float" office:value="0.05185">
            <text:p>0.0519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41" office:value-type="float" office:value="0.0724">
            <text:p>0.0724</text:p>
          </table:table-cell>
          <table:table-cell table:style-name="ce43" office:value-type="float" office:value="0.0474">
            <text:p>0.0474</text:p>
          </table:table-cell>
          <table:table-cell table:style-name="ce41" table:formula="of:=([.D157]+[.E157])/2" office:value-type="float" office:value="0.0599">
            <text:p>0.0599</text:p>
          </table:table-cell>
          <table:covered-table-cell table:style-name="ce63"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46" office:value-type="float" office:value="1.7111">
            <text:p>1.7111</text:p>
          </table:table-cell>
          <table:table-cell table:style-name="ce28" office:value-type="float" office:value="1.6875">
            <text:p>1.6875</text:p>
          </table:table-cell>
          <table:table-cell table:style-name="ce32" table:formula="of:=([.D158]+[.E158])/2" office:value-type="float" office:value="1.6993">
            <text:p>1.6993</text:p>
          </table:table-cell>
          <table:table-cell table:style-name="ce64" table:number-columns-spanned="1" table:number-rows-spanned="11"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645">
            <text:p>1.6450</text:p>
          </table:table-cell>
          <table:table-cell table:style-name="ce30" office:value-type="float" office:value="1.6334">
            <text:p>1.6334</text:p>
          </table:table-cell>
          <table:table-cell table:style-name="ce30" table:formula="of:=([.D159]+[.E159])/2" office:value-type="float" office:value="1.6392">
            <text:p>1.6392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6153">
            <text:p>1.6153</text:p>
          </table:table-cell>
          <table:table-cell office:value-type="float" office:value="1.5973">
            <text:p>1.5973</text:p>
          </table:table-cell>
          <table:table-cell table:style-name="ce30" table:formula="of:=([.D160]+[.E160])/2" office:value-type="float" office:value="1.6063">
            <text:p>1.6063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44" table:number-columns-repeated="2"/>
          <table:table-cell table:style-name="ce35" office:value-type="float" office:value="12">
            <text:p>12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44" table:number-columns-repeated="2"/>
          <table:table-cell table:style-name="ce35" table:formula="of:=1/[.F161]" office:value-type="float" office:value="0.0833333333333333">
            <text:p>0.0833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313">
            <text:p>0.3130</text:p>
          </table:table-cell>
          <table:table-cell office:value-type="float" office:value="0.0141">
            <text:p>0.0141</text:p>
          </table:table-cell>
          <table:table-cell table:style-name="ce30" table:formula="of:=([.D163]+[.E163])/2" office:value-type="float" office:value="0.16355">
            <text:p>0.1636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44" table:number-columns-repeated="2"/>
          <table:table-cell table:style-name="ce35" office:value-type="float" office:value="0">
            <text:p>0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04">
            <text:p>0.0104</text:p>
          </table:table-cell>
          <table:table-cell office:value-type="float" office:value="0.0035">
            <text:p>0.0035</text:p>
          </table:table-cell>
          <table:table-cell table:style-name="ce30" table:formula="of:=([.D165]+[.E165])/2" office:value-type="float" office:value="0.00695">
            <text:p>0.007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6">
            <text:p>0.0060</text:p>
          </table:table-cell>
          <table:table-cell table:style-name="ce30" office:value-type="float" office:value="0.003">
            <text:p>0.0030</text:p>
          </table:table-cell>
          <table:table-cell table:style-name="ce30" table:formula="of:=([.D166]+[.E166])/2" office:value-type="float" office:value="0.0045">
            <text:p>0.0045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569">
            <text:p>0.0569</text:p>
          </table:table-cell>
          <table:table-cell table:style-name="ce30" office:value-type="float" office:value="0.0361">
            <text:p>0.0361</text:p>
          </table:table-cell>
          <table:table-cell table:style-name="ce30" table:formula="of:=([.D167]+[.E167])/2" office:value-type="float" office:value="0.0465">
            <text:p>0.0465</text:p>
          </table:table-cell>
          <table:covered-table-cell table:style-name="ce63"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0657">
            <text:p>0.0657</text:p>
          </table:table-cell>
          <table:table-cell table:style-name="ce29" office:value-type="float" office:value="0.0417">
            <text:p>0.0417</text:p>
          </table:table-cell>
          <table:table-cell table:style-name="ce29" table:formula="of:=([.D168]+[.E168])/2" office:value-type="float" office:value="0.0537">
            <text:p>0.0537</text:p>
          </table:table-cell>
          <table:covered-table-cell table:style-name="ce65"/>
        </table:table-row>
        <table:table-row table:style-name="ro1" table:number-rows-repeated="2">
          <table:table-cell table:style-name="ce5"/>
          <table:table-cell table:style-name="ce12" table:number-columns-repeated="2"/>
          <table:table-cell table:style-name="ce30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20">
            <text:p>1 3/4 (1.750) – 12</text:p>
          </table:table-cell>
          <table:table-cell table:style-name="ce13" office:value-type="string" table:number-columns-spanned="1" table:number-rows-spanned="10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1.7482">
            <text:p>1.7482</text:p>
          </table:table-cell>
          <table:table-cell table:style-name="ce26" office:value-type="float" office:value="1.731">
            <text:p>1.7310</text:p>
          </table:table-cell>
          <table:table-cell table:style-name="ce49" table:formula="of:=([.D172]+[.E172])/2" office:value-type="float" office:value="1.7396">
            <text:p>1.7396</text:p>
          </table:table-cell>
          <table:table-cell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1.6941">
            <text:p>1.6941</text:p>
          </table:table-cell>
          <table:table-cell table:style-name="ce30" office:value-type="float" office:value="1.6851">
            <text:p>1.6851</text:p>
          </table:table-cell>
          <table:table-cell table:style-name="ce50" table:formula="of:=([.D173]+[.E173])/2" office:value-type="float" office:value="1.6896">
            <text:p>1.6896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1.649">
            <text:p>1.6490</text:p>
          </table:table-cell>
          <table:table-cell office:value-type="float" office:value="1.6228">
            <text:p>1.6228</text:p>
          </table:table-cell>
          <table:table-cell table:style-name="ce50" table:formula="of:=([.D174]+[.E174])/2" office:value-type="float" office:value="1.6359">
            <text:p>1.6359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/>
          <table:table-cell office:value-type="float" office:value="0.0833">
            <text:p>0.0833</text:p>
          </table:table-cell>
          <table:table-cell table:style-name="ce50" table:formula="of:=[.E175]" office:value-type="float" office:value="0.0833">
            <text:p>0.083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203">
            <text:p>0.2030</text:p>
          </table:table-cell>
          <table:table-cell office:value-type="float" office:value="0.0052">
            <text:p>0.0052</text:p>
          </table:table-cell>
          <table:table-cell table:style-name="ce50" table:formula="of:=([.D176]+[.E176])/2" office:value-type="float" office:value="0.1041">
            <text:p>0.1041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30" office:value-type="float" office:value="0.009">
            <text:p>0.0090</text:p>
          </table:table-cell>
          <table:table-cell table:style-name="ce30"/>
          <table:table-cell table:style-name="ce50" table:formula="of:=[.D177]" office:value-type="float" office:value="0.009">
            <text:p>0.009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0" office:value-type="float" office:value="0.0177">
            <text:p>0.0177</text:p>
          </table:table-cell>
          <table:table-cell table:style-name="ce30" office:value-type="float" office:value="0.0104">
            <text:p>0.0104</text:p>
          </table:table-cell>
          <table:table-cell table:style-name="ce50" table:formula="of:=([.D178]+[.E178])/2" office:value-type="float" office:value="0.01405">
            <text:p>0.0141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102">
            <text:p>0.0102</text:p>
          </table:table-cell>
          <table:table-cell table:style-name="ce30" office:value-type="float" office:value="0.006">
            <text:p>0.0060</text:p>
          </table:table-cell>
          <table:table-cell table:style-name="ce50" table:formula="of:=([.D179]+[.E179])/2" office:value-type="float" office:value="0.0081">
            <text:p>0.0081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0627">
            <text:p>0.0627</text:p>
          </table:table-cell>
          <table:table-cell table:style-name="ce30" office:value-type="float" office:value="0.041">
            <text:p>0.0410</text:p>
          </table:table-cell>
          <table:table-cell table:style-name="ce50" table:formula="of:=([.D180]+[.E180])/2" office:value-type="float" office:value="0.05185">
            <text:p>0.0519</text:p>
          </table:table-cell>
          <table:table-cell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31" office:value-type="float" office:value="0.0724">
            <text:p>0.0724</text:p>
          </table:table-cell>
          <table:table-cell table:style-name="ce31" office:value-type="float" office:value="0.0474">
            <text:p>0.0474</text:p>
          </table:table-cell>
          <table:table-cell table:style-name="ce54" table:formula="of:=([.D181]+[.E181])/2" office:value-type="float" office:value="0.0599">
            <text:p>0.0599</text:p>
          </table:table-cell>
          <table:table-cell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0">
            <text:p>1B (internal)</text:p>
          </table:table-cell>
          <table:table-cell table:style-name="ce24" office:value-type="string">
            <text:p>Major Diameter</text:p>
          </table:table-cell>
          <table:table-cell table:style-name="ce32" office:value-type="float" office:value="1.7737">
            <text:p>1.7737</text:p>
          </table:table-cell>
          <table:table-cell table:style-name="ce32" office:value-type="float" office:value="1.75">
            <text:p>1.7500</text:p>
          </table:table-cell>
          <table:table-cell table:style-name="ce55" table:formula="of:=([.D182]+[.E182])/2" office:value-type="float" office:value="1.76185">
            <text:p>1.7619</text:p>
          </table:table-cell>
          <table:table-cell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0" office:value-type="float" office:value="1.7075">
            <text:p>1.7075</text:p>
          </table:table-cell>
          <table:table-cell table:style-name="ce30" office:value-type="float" office:value="1.6959">
            <text:p>1.6959</text:p>
          </table:table-cell>
          <table:table-cell table:style-name="ce50" table:formula="of:=([.D183]+[.E183])/2" office:value-type="float" office:value="1.7017">
            <text:p>1.7017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1.6778">
            <text:p>1.6778</text:p>
          </table:table-cell>
          <table:table-cell office:value-type="float" office:value="1.6598">
            <text:p>1.6598</text:p>
          </table:table-cell>
          <table:table-cell table:style-name="ce50" table:formula="of:=([.D184]+[.E184])/2" office:value-type="float" office:value="1.6688">
            <text:p>1.6688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/>
          <table:table-cell office:value-type="float" office:value="0.0833">
            <text:p>0.0833</text:p>
          </table:table-cell>
          <table:table-cell table:style-name="ce50" table:formula="of:=[.E185]" office:value-type="float" office:value="0.0833">
            <text:p>0.0833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office:value-type="float" office:value="0.0313">
            <text:p>0.0313</text:p>
          </table:table-cell>
          <table:table-cell office:value-type="float" office:value="0.0141">
            <text:p>0.0141</text:p>
          </table:table-cell>
          <table:table-cell table:style-name="ce50" table:formula="of:=([.D186]+[.E186])/2" office:value-type="float" office:value="0.0227">
            <text:p>0.0227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office:value-type="float" office:value="0">
            <text:p>0.0000</text:p>
          </table:table-cell>
          <table:table-cell/>
          <table:table-cell table:style-name="ce50" table:formula="of:=[.D187]" office:value-type="float" office:value="0">
            <text:p>0.000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office:value-type="float" office:value="0.0104">
            <text:p>0.0104</text:p>
          </table:table-cell>
          <table:table-cell office:value-type="float" office:value="0.0035">
            <text:p>0.0035</text:p>
          </table:table-cell>
          <table:table-cell table:style-name="ce50" table:formula="of:=([.D188]+[.E188])/2" office:value-type="float" office:value="0.00695">
            <text:p>0.0070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06">
            <text:p>0.0060</text:p>
          </table:table-cell>
          <table:table-cell table:style-name="ce30" office:value-type="float" office:value="0.003">
            <text:p>0.0030</text:p>
          </table:table-cell>
          <table:table-cell table:style-name="ce50" table:formula="of:=([.D189]+[.E189])/2" office:value-type="float" office:value="0.0045">
            <text:p>0.0045</text:p>
          </table:table-cell>
          <table:table-cell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0" office:value-type="float" office:value="0.0569">
            <text:p>0.0569</text:p>
          </table:table-cell>
          <table:table-cell table:style-name="ce30" office:value-type="float" office:value="0.0361">
            <text:p>0.0361</text:p>
          </table:table-cell>
          <table:table-cell table:style-name="ce50" table:formula="of:=([.D190]+[.E190])/2" office:value-type="float" office:value="0.0465">
            <text:p>0.0465</text:p>
          </table:table-cell>
          <table:table-cell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29" office:value-type="float" office:value="0.0657">
            <text:p>0.0657</text:p>
          </table:table-cell>
          <table:table-cell table:style-name="ce29" office:value-type="float" office:value="0.0417">
            <text:p>0.0417</text:p>
          </table:table-cell>
          <table:table-cell table:style-name="ce53" table:formula="of:=([.D191]+[.E191])/2" office:value-type="float" office:value="0.0537">
            <text:p>0.05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22">
            <text:p>1 7/8 (1.875) x 12</text:p>
          </table:table-cell>
          <table:table-cell table:style-name="ce13" office:value-type="string" table:number-columns-spanned="1" table:number-rows-spanned="11">
            <text:p>1A (external)</text:p>
          </table:table-cell>
          <table:table-cell table:style-name="ce19" office:value-type="string">
            <text:p>Major Diameter</text:p>
          </table:table-cell>
          <table:table-cell table:style-name="ce26" office:value-type="float" office:value="1.8732">
            <text:p>1.8732</text:p>
          </table:table-cell>
          <table:table-cell table:style-name="ce42" office:value-type="float" office:value="1.856">
            <text:p>1.8560</text:p>
          </table:table-cell>
          <table:table-cell table:style-name="ce38" table:formula="of:=([.D195]+[.E195])/2" office:value-type="float" office:value="1.8646">
            <text:p>1.8646</text:p>
          </table:table-cell>
          <table:table-cell table:style-name="ce62" table:number-columns-spanned="1" table:number-rows-spanned="11"/>
        </table:table-row>
        <table:table-row table:style-name="ro1">
          <table:covered-table-cell table:style-name="ce6"/>
          <table:covered-table-cell table:style-name="ce14"/>
          <table:table-cell table:style-name="ce12" office:value-type="string">
            <text:p>Pitch Diameter</text:p>
          </table:table-cell>
          <table:table-cell table:style-name="ce39" office:value-type="float" office:value="1.8191">
            <text:p>1.8191</text:p>
          </table:table-cell>
          <table:table-cell table:style-name="ce35" office:value-type="float" office:value="1.8101">
            <text:p>1.8101</text:p>
          </table:table-cell>
          <table:table-cell table:style-name="ce39" table:formula="of:=([.D196]+[.E196])/2" office:value-type="float" office:value="1.8146">
            <text:p>1.8146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office:value-type="float" office:value="1.774">
            <text:p>1.7740</text:p>
          </table:table-cell>
          <table:table-cell table:style-name="ce36" office:value-type="float" office:value="1.7478">
            <text:p>1.7478</text:p>
          </table:table-cell>
          <table:table-cell table:style-name="ce39" table:formula="of:=([.D197]+[.E197])/2" office:value-type="float" office:value="1.7609">
            <text:p>1.7609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44" table:number-columns-repeated="2"/>
          <table:table-cell table:style-name="ce35" office:value-type="float" office:value="12">
            <text:p>12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44" table:number-columns-repeated="2"/>
          <table:table-cell table:style-name="ce35" table:formula="of:=1/[.F198]" office:value-type="float" office:value="0.0833333333333333">
            <text:p>0.0833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40" office:value-type="float" office:value="0.0203">
            <text:p>0.0203</text:p>
          </table:table-cell>
          <table:table-cell table:style-name="ce48" office:value-type="float" office:value="0.0052">
            <text:p>0.0052</text:p>
          </table:table-cell>
          <table:table-cell table:style-name="ce39" table:formula="of:=([.D200]+[.E200])/2" office:value-type="float" office:value="0.01275">
            <text:p>0.012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Crest Radius Max</text:p>
          </table:table-cell>
          <table:table-cell table:style-name="ce45" table:number-columns-repeated="2"/>
          <table:table-cell table:style-name="ce35" office:value-type="float" office:value="0.009">
            <text:p>0.009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Flat</text:p>
          </table:table-cell>
          <table:table-cell table:style-name="ce39" office:value-type="float" office:value="0.01777">
            <text:p>0.0178</text:p>
          </table:table-cell>
          <table:table-cell table:style-name="ce35" office:value-type="float" office:value="0.0104">
            <text:p>0.0104</text:p>
          </table:table-cell>
          <table:table-cell table:style-name="ce39" table:formula="of:=([.D202]+[.E202])/2" office:value-type="float" office:value="0.014085">
            <text:p>0.0141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0" office:value-type="float" office:value="0.0102">
            <text:p>0.0102</text:p>
          </table:table-cell>
          <table:table-cell table:style-name="ce35" office:value-type="float" office:value="0.006">
            <text:p>0.0060</text:p>
          </table:table-cell>
          <table:table-cell table:style-name="ce39" table:formula="of:=([.D203]+[.E203])/2" office:value-type="float" office:value="0.0081">
            <text:p>0.0081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9" office:value-type="float" office:value="0.0627">
            <text:p>0.0627</text:p>
          </table:table-cell>
          <table:table-cell table:style-name="ce35" office:value-type="float" office:value="0.041">
            <text:p>0.0410</text:p>
          </table:table-cell>
          <table:table-cell table:style-name="ce39" table:formula="of:=([.D204]+[.E204])/2" office:value-type="float" office:value="0.05185">
            <text:p>0.0519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6"/>
          <table:table-cell table:style-name="ce23" office:value-type="string">
            <text:p>Flank Length</text:p>
          </table:table-cell>
          <table:table-cell table:style-name="ce41" office:value-type="float" office:value="0.0724">
            <text:p>0.0724</text:p>
          </table:table-cell>
          <table:table-cell table:style-name="ce43" office:value-type="float" office:value="0.0474">
            <text:p>0.0474</text:p>
          </table:table-cell>
          <table:table-cell table:style-name="ce41" table:formula="of:=([.D205]+[.E205])/2" office:value-type="float" office:value="0.0599">
            <text:p>0.0599</text:p>
          </table:table-cell>
          <table:covered-table-cell table:style-name="ce63"/>
        </table:table-row>
        <table:table-row table:style-name="ro1">
          <table:covered-table-cell table:style-name="ce3"/>
          <table:table-cell table:style-name="ce17" office:value-type="string" table:number-columns-spanned="1" table:number-rows-spanned="11">
            <text:p>1B (internal)</text:p>
          </table:table-cell>
          <table:table-cell table:style-name="ce24" office:value-type="string">
            <text:p>Major Diameter</text:p>
          </table:table-cell>
          <table:table-cell table:style-name="ce46" office:value-type="float" office:value="1.8987">
            <text:p>1.8987</text:p>
          </table:table-cell>
          <table:table-cell table:style-name="ce28" office:value-type="float" office:value="1.875">
            <text:p>1.8750</text:p>
          </table:table-cell>
          <table:table-cell table:style-name="ce32" table:formula="of:=([.D206]+[.E206])/2" office:value-type="float" office:value="1.88685">
            <text:p>1.8869</text:p>
          </table:table-cell>
          <table:table-cell table:style-name="ce64" table:number-columns-spanned="1" table:number-rows-spanned="11"/>
        </table:table-row>
        <table:table-row table:style-name="ro1">
          <table:covered-table-cell table:style-name="ce3"/>
          <table:covered-table-cell table:style-name="ce14"/>
          <table:table-cell table:style-name="ce12" office:value-type="string">
            <text:p>Pitch Diameter</text:p>
          </table:table-cell>
          <table:table-cell table:style-name="ce35" office:value-type="float" office:value="1.8326">
            <text:p>1.8326</text:p>
          </table:table-cell>
          <table:table-cell table:style-name="ce30" office:value-type="float" office:value="1.8209">
            <text:p>1.8209</text:p>
          </table:table-cell>
          <table:table-cell table:style-name="ce30" table:formula="of:=([.D207]+[.E207])/2" office:value-type="float" office:value="1.82675">
            <text:p>1.826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Minor Diameter</text:p>
          </table:table-cell>
          <table:table-cell table:style-name="ce36" office:value-type="float" office:value="1.8028">
            <text:p>1.8028</text:p>
          </table:table-cell>
          <table:table-cell office:value-type="float" office:value="1.7848">
            <text:p>1.7848</text:p>
          </table:table-cell>
          <table:table-cell table:style-name="ce30" table:formula="of:=([.D208]+[.E208])/2" office:value-type="float" office:value="1.7938">
            <text:p>1.7938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Threads Per Inch</text:p>
          </table:table-cell>
          <table:table-cell table:style-name="ce44" table:number-columns-repeated="2"/>
          <table:table-cell table:style-name="ce35" office:value-type="float" office:value="12">
            <text:p>12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Pitch</text:p>
          </table:table-cell>
          <table:table-cell table:style-name="ce44" table:number-columns-repeated="2"/>
          <table:table-cell table:style-name="ce35" table:formula="of:=1/[.F209]" office:value-type="float" office:value="0.0833333333333333">
            <text:p>0.0833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Flat</text:p>
          </table:table-cell>
          <table:table-cell table:style-name="ce36" office:value-type="float" office:value="0.313">
            <text:p>0.3130</text:p>
          </table:table-cell>
          <table:table-cell office:value-type="float" office:value="0.0141">
            <text:p>0.0141</text:p>
          </table:table-cell>
          <table:table-cell table:style-name="ce30" table:formula="of:=([.D211]+[.E211])/2" office:value-type="float" office:value="0.16355">
            <text:p>0.1636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Crest Radius Max</text:p>
          </table:table-cell>
          <table:table-cell table:style-name="ce44" table:number-columns-repeated="2"/>
          <table:table-cell table:style-name="ce35" office:value-type="float" office:value="0">
            <text:p>0.000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office:value-type="string">
            <text:p>Root Flat</text:p>
          </table:table-cell>
          <table:table-cell table:style-name="ce36" office:value-type="float" office:value="0.0104">
            <text:p>0.0104</text:p>
          </table:table-cell>
          <table:table-cell office:value-type="float" office:value="0.0035">
            <text:p>0.0035</text:p>
          </table:table-cell>
          <table:table-cell table:style-name="ce30" table:formula="of:=([.D213]+[.E213])/2" office:value-type="float" office:value="0.00695">
            <text:p>0.0070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Root Radius</text:p>
          </table:table-cell>
          <table:table-cell table:style-name="ce35" office:value-type="float" office:value="0.006">
            <text:p>0.0060</text:p>
          </table:table-cell>
          <table:table-cell table:style-name="ce30" office:value-type="float" office:value="0.003">
            <text:p>0.0030</text:p>
          </table:table-cell>
          <table:table-cell table:style-name="ce30" table:formula="of:=([.D214]+[.E214])/2" office:value-type="float" office:value="0.0045">
            <text:p>0.0045</text:p>
          </table:table-cell>
          <table:covered-table-cell table:style-name="ce63"/>
        </table:table-row>
        <table:table-row table:style-name="ro1">
          <table:covered-table-cell table:style-name="ce3"/>
          <table:covered-table-cell table:style-name="ce15"/>
          <table:table-cell table:style-name="ce12" office:value-type="string">
            <text:p>Thread Depth</text:p>
          </table:table-cell>
          <table:table-cell table:style-name="ce35" office:value-type="float" office:value="0.057">
            <text:p>0.0570</text:p>
          </table:table-cell>
          <table:table-cell table:style-name="ce30" office:value-type="float" office:value="0.0361">
            <text:p>0.0361</text:p>
          </table:table-cell>
          <table:table-cell table:style-name="ce30" table:formula="of:=([.D215]+[.E215])/2" office:value-type="float" office:value="0.04655">
            <text:p>0.0466</text:p>
          </table:table-cell>
          <table:covered-table-cell table:style-name="ce63"/>
        </table:table-row>
        <table:table-row table:style-name="ro1">
          <table:covered-table-cell table:style-name="ce4"/>
          <table:covered-table-cell table:style-name="ce18"/>
          <table:table-cell table:style-name="ce22" office:value-type="string">
            <text:p>Flank Length</text:p>
          </table:table-cell>
          <table:table-cell table:style-name="ce37" office:value-type="float" office:value="0.0658">
            <text:p>0.0658</text:p>
          </table:table-cell>
          <table:table-cell table:style-name="ce29" office:value-type="float" office:value="0.0417">
            <text:p>0.0417</text:p>
          </table:table-cell>
          <table:table-cell table:style-name="ce29" table:formula="of:=([.D216]+[.E216])/2" office:value-type="float" office:value="0.05375">
            <text:p>0.0538</text:p>
          </table:table-cell>
          <table:covered-table-cell table:style-name="ce65"/>
        </table:table-row>
        <table:table-row table:style-name="ro1" table:number-rows-repeated="10483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hread Specification</text:p>
      </style:header>
      <style:header-left style:display="false"/>
      <style:footer>
        <style:region-center>
          <text:p>Page <text:page-number>1</text:page-number></text:p>
        </style:region-center>
        <style:region-right>
          <text:p><text:date style:data-style-name="N2" text:date-value="2020-10-22">10/22/2020</text:date> <text:time>20:57:4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10/22/2020</text:date>, <text:time>20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20:35:25.19</meta:creation-date>
    <meta:editing-duration>PT23H59M15S</meta:editing-duration>
    <meta:editing-cycles>27</meta:editing-cycles>
    <meta:generator>OpenOffice/4.1.7$Win32 OpenOffice.org_project/417m1$Build-9800</meta:generator>
    <meta:initial-creator>Rob Steele</meta:initial-creator>
    <dc:date>2020-10-22T20:57:40.19</dc:date>
    <dc:creator>Rob Steele</dc:creator>
    <meta:printed-by>Rob Steele</meta:printed-by>
    <meta:print-date>2020-10-22T20:57:16.40</meta:print-date>
    <meta:document-statistic meta:table-count="3" meta:cell-count="696" meta:object-count="0"/>
  </office:meta>
</office:document-meta>
</file>